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inductance</text:p>
          </table:table-cell>
          <table:table-cell office:value-type="float" office:value="100">
            <text:p>100</text:p>
          </table:table-cell>
          <table:table-cell office:value-type="string">
            <text:p>uH</text:p>
          </table:table-cell>
        </table:table-row>
        <table:table-row table:style-name="ro1">
          <table:table-cell office:value-type="string">
            <text:p>current</text:p>
          </table:table-cell>
          <table:table-cell office:value-type="float" office:value="2048">
            <text:p>2048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energy</text:p>
          </table:table-cell>
          <table:table-cell table:formula="of:=0.5*[.B1]*0.000001*[.B2]^2" office:value-type="float" office:value="209.7152">
            <text:p>209.7152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pacitance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Exp voltage</text:p>
          </table:table-cell>
          <table:table-cell table:formula="of:=SQRT(2*[.B3]/([.B5]*0.000001))" office:value-type="float" office:value="647.634464802484">
            <text:p>647.6344648025</text:p>
          </table:table-cell>
          <table:table-cell office:value-type="string">
            <text:p>V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22/12/2021</text:date>, <text:time>21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21:46:51.39</meta:creation-date>
    <meta:generator>OpenOffice/4.1.10$Win32 OpenOffice.org_project/4110m2$Build-9807</meta:generator>
    <dc:date>2021-12-22T21:51:35.96</dc:date>
    <meta:editing-duration>PT4M46S</meta:editing-duration>
    <meta:editing-cycles>2</meta:editing-cycles>
    <meta:document-statistic meta:table-count="3" meta:cell-count="15" meta:object-count="0"/>
  </office:meta>
</office:document-meta>
</file>